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131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real_box" table:style-name="ta1">
        <table:shapes>
          <draw:frame draw:z-index="0" draw:style-name="gr1" draw:text-style-name="P1" svg:width="864pt" svg:height="432pt" svg:x="397.19pt" svg:y="0pt">
            <loext:p draw:notify-on-update-of-ranges="cereal_box.B1:cereal_box.B1 cereal_box.B2:cereal_box.B51 cereal_box.C1:cereal_box.C1 cereal_box.C1:cereal_box.C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0.5309" calcext:value-type="float">
            <text:p>0.5309</text:p>
          </table:table-cell>
          <table:table-cell table:formula="of:=[.A2]+90" office:value-type="float" office:value="90.5309" calcext:value-type="float">
            <text:p>90.53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0225" calcext:value-type="float">
            <text:p>-0.0225</text:p>
          </table:table-cell>
          <table:table-cell table:formula="of:=[.A3]+90" office:value-type="float" office:value="89.9775" calcext:value-type="float">
            <text:p>89.97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30716" calcext:value-type="float">
            <text:p>0.30716</text:p>
          </table:table-cell>
          <table:table-cell table:formula="of:=[.A4]+90" office:value-type="float" office:value="90.30716" calcext:value-type="float">
            <text:p>90.307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6388" calcext:value-type="float">
            <text:p>0.06388</text:p>
          </table:table-cell>
          <table:table-cell table:formula="of:=[.A5]+90" office:value-type="float" office:value="90.06388" calcext:value-type="float">
            <text:p>90.06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9464" calcext:value-type="float">
            <text:p>0.9464</text:p>
          </table:table-cell>
          <table:table-cell table:formula="of:=[.A6]+90" office:value-type="float" office:value="90.9464" calcext:value-type="float">
            <text:p>90.9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98199" calcext:value-type="float">
            <text:p>-0.98199</text:p>
          </table:table-cell>
          <table:table-cell table:formula="of:=[.A7]+90" office:value-type="float" office:value="89.01801" calcext:value-type="float">
            <text:p>89.018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8406" calcext:value-type="float">
            <text:p>0.88406</text:p>
          </table:table-cell>
          <table:table-cell table:formula="of:=[.A8]+90" office:value-type="float" office:value="90.88406" calcext:value-type="float">
            <text:p>90.88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91842" calcext:value-type="float">
            <text:p>0.91842</text:p>
          </table:table-cell>
          <table:table-cell table:formula="of:=[.A9]+90" office:value-type="float" office:value="90.91842" calcext:value-type="float">
            <text:p>90.91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56923" calcext:value-type="float">
            <text:p>-0.56923</text:p>
          </table:table-cell>
          <table:table-cell table:formula="of:=[.A10]+90" office:value-type="float" office:value="89.43077" calcext:value-type="float">
            <text:p>89.430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55074" calcext:value-type="float">
            <text:p>-0.55074</text:p>
          </table:table-cell>
          <table:table-cell table:formula="of:=[.A11]+90" office:value-type="float" office:value="89.44926" calcext:value-type="float">
            <text:p>89.44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41212" calcext:value-type="float">
            <text:p>-0.41212</text:p>
          </table:table-cell>
          <table:table-cell table:formula="of:=[.A12]+90" office:value-type="float" office:value="89.58788" calcext:value-type="float">
            <text:p>89.58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8189" calcext:value-type="float">
            <text:p>-0.8189</text:p>
          </table:table-cell>
          <table:table-cell table:formula="of:=[.A13]+90" office:value-type="float" office:value="89.1811" calcext:value-type="float">
            <text:p>89.18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30858" calcext:value-type="float">
            <text:p>-0.30858</text:p>
          </table:table-cell>
          <table:table-cell table:formula="of:=[.A14]+90" office:value-type="float" office:value="89.69142" calcext:value-type="float">
            <text:p>89.691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22566" calcext:value-type="float">
            <text:p>0.22566</text:p>
          </table:table-cell>
          <table:table-cell table:formula="of:=[.A15]+90" office:value-type="float" office:value="90.22566" calcext:value-type="float">
            <text:p>90.2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82769" calcext:value-type="float">
            <text:p>-0.82769</text:p>
          </table:table-cell>
          <table:table-cell table:formula="of:=[.A16]+90" office:value-type="float" office:value="89.17231" calcext:value-type="float">
            <text:p>89.17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82156" calcext:value-type="float">
            <text:p>0.82156</text:p>
          </table:table-cell>
          <table:table-cell table:formula="of:=[.A17]+90" office:value-type="float" office:value="90.82156" calcext:value-type="float">
            <text:p>90.821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63663" calcext:value-type="float">
            <text:p>0.63663</text:p>
          </table:table-cell>
          <table:table-cell table:formula="of:=[.A18]+90" office:value-type="float" office:value="90.63663" calcext:value-type="float">
            <text:p>90.636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673" calcext:value-type="float">
            <text:p>-1.673</text:p>
          </table:table-cell>
          <table:table-cell table:formula="of:=[.A19]+90" office:value-type="float" office:value="88.327" calcext:value-type="float">
            <text:p>88.3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6452" calcext:value-type="float">
            <text:p>-1.36452</text:p>
          </table:table-cell>
          <table:table-cell table:formula="of:=[.A20]+90" office:value-type="float" office:value="88.63548" calcext:value-type="float">
            <text:p>88.63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69598" calcext:value-type="float">
            <text:p>1.69598</text:p>
          </table:table-cell>
          <table:table-cell table:formula="of:=[.A21]+90" office:value-type="float" office:value="91.69598" calcext:value-type="float">
            <text:p>91.695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16355" calcext:value-type="float">
            <text:p>1.16355</text:p>
          </table:table-cell>
          <table:table-cell table:formula="of:=[.A22]+90" office:value-type="float" office:value="91.16355" calcext:value-type="float">
            <text:p>91.16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68636" calcext:value-type="float">
            <text:p>-1.68636</text:p>
          </table:table-cell>
          <table:table-cell table:formula="of:=[.A23]+92" office:value-type="float" office:value="90.31364" calcext:value-type="float">
            <text:p>90.313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738" calcext:value-type="float">
            <text:p>-1.8738</text:p>
          </table:table-cell>
          <table:table-cell table:formula="of:=[.A24]+92" office:value-type="float" office:value="90.1262" calcext:value-type="float">
            <text:p>90.12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1769" calcext:value-type="float">
            <text:p>-1.1769</text:p>
          </table:table-cell>
          <table:table-cell table:formula="of:=[.A25]+92" office:value-type="float" office:value="90.8231" calcext:value-type="float">
            <text:p>90.82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781" calcext:value-type="float">
            <text:p>-1.8781</text:p>
          </table:table-cell>
          <table:table-cell table:formula="of:=[.A26]+92" office:value-type="float" office:value="90.1219" calcext:value-type="float">
            <text:p>90.12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373" calcext:value-type="float">
            <text:p>-1.2373</text:p>
          </table:table-cell>
          <table:table-cell table:formula="of:=[.A27]+92" office:value-type="float" office:value="90.7627" calcext:value-type="float">
            <text:p>90.76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9836" calcext:value-type="float">
            <text:p>-1.29836</text:p>
          </table:table-cell>
          <table:table-cell table:formula="of:=[.A28]+92" office:value-type="float" office:value="90.70164" calcext:value-type="float">
            <text:p>90.70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762268" calcext:value-type="float">
            <text:p>-0.762268</text:p>
          </table:table-cell>
          <table:table-cell table:formula="of:=[.A29]+92" office:value-type="float" office:value="91.237732" calcext:value-type="float">
            <text:p>91.2377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678" calcext:value-type="float">
            <text:p>-2.16678</text:p>
          </table:table-cell>
          <table:table-cell table:formula="of:=[.A30]+92" office:value-type="float" office:value="89.83322" calcext:value-type="float">
            <text:p>89.833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965" calcext:value-type="float">
            <text:p>-2.16965</text:p>
          </table:table-cell>
          <table:table-cell table:formula="of:=[.A31]+92" office:value-type="float" office:value="89.83035" calcext:value-type="float">
            <text:p>89.830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63517" calcext:value-type="float">
            <text:p>-1.63517</text:p>
          </table:table-cell>
          <table:table-cell table:formula="of:=[.A32]+92" office:value-type="float" office:value="90.36483" calcext:value-type="float">
            <text:p>90.364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0266" calcext:value-type="float">
            <text:p>-1.30266</text:p>
          </table:table-cell>
          <table:table-cell table:formula="of:=[.A33]+92" office:value-type="float" office:value="90.69734" calcext:value-type="float">
            <text:p>90.697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1784" calcext:value-type="float">
            <text:p>-2.11784</text:p>
          </table:table-cell>
          <table:table-cell table:formula="of:=[.A34]+92" office:value-type="float" office:value="89.88216" calcext:value-type="float">
            <text:p>89.882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0.579826" calcext:value-type="float">
            <text:p>-0.579826</text:p>
          </table:table-cell>
          <table:table-cell table:formula="of:=[.A35]+92" office:value-type="float" office:value="91.420174" calcext:value-type="float">
            <text:p>91.4201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32304" calcext:value-type="float">
            <text:p>-1.32304</text:p>
          </table:table-cell>
          <table:table-cell table:formula="of:=[.A36]+92" office:value-type="float" office:value="90.67696" calcext:value-type="float">
            <text:p>90.67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45612" calcext:value-type="float">
            <text:p>-2.45612</text:p>
          </table:table-cell>
          <table:table-cell table:formula="of:=[.A37]+92" office:value-type="float" office:value="89.54388" calcext:value-type="float">
            <text:p>89.543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97075" calcext:value-type="float">
            <text:p>-1.97075</text:p>
          </table:table-cell>
          <table:table-cell table:formula="of:=[.A38]+92" office:value-type="float" office:value="90.02925" calcext:value-type="float">
            <text:p>90.029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5091" calcext:value-type="float">
            <text:p>-2.25091</text:p>
          </table:table-cell>
          <table:table-cell table:formula="of:=[.A39]+92" office:value-type="float" office:value="89.74909" calcext:value-type="float">
            <text:p>89.749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942" calcext:value-type="float">
            <text:p>-2.3942</text:p>
          </table:table-cell>
          <table:table-cell table:formula="of:=[.A40]+92" office:value-type="float" office:value="89.6058" calcext:value-type="float">
            <text:p>89.60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103" calcext:value-type="float">
            <text:p>-2.16103</text:p>
          </table:table-cell>
          <table:table-cell table:formula="of:=[.A41]+92" office:value-type="float" office:value="89.83897" calcext:value-type="float">
            <text:p>89.838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2148" calcext:value-type="float">
            <text:p>-1.2148</text:p>
          </table:table-cell>
          <table:table-cell table:formula="of:=[.A42]+92" office:value-type="float" office:value="90.7852" calcext:value-type="float">
            <text:p>90.78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24628" calcext:value-type="float">
            <text:p>-2.24628</text:p>
          </table:table-cell>
          <table:table-cell table:formula="of:=[.A43]+92" office:value-type="float" office:value="89.75372" calcext:value-type="float">
            <text:p>89.753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5735" calcext:value-type="float">
            <text:p>-2.15735</text:p>
          </table:table-cell>
          <table:table-cell table:formula="of:=[.A44]+92" office:value-type="float" office:value="89.84265" calcext:value-type="float">
            <text:p>89.842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30561" calcext:value-type="float">
            <text:p>-2.30561</text:p>
          </table:table-cell>
          <table:table-cell table:formula="of:=[.A45]+92" office:value-type="float" office:value="89.69439" calcext:value-type="float">
            <text:p>89.694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16129" calcext:value-type="float">
            <text:p>-2.16129</text:p>
          </table:table-cell>
          <table:table-cell table:formula="of:=[.A46]+92" office:value-type="float" office:value="89.83871" calcext:value-type="float">
            <text:p>89.8387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2.07133" calcext:value-type="float">
            <text:p>-2.07133</text:p>
          </table:table-cell>
          <table:table-cell table:formula="of:=[.A47]+92" office:value-type="float" office:value="89.92867" calcext:value-type="float">
            <text:p>89.928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04997" calcext:value-type="float">
            <text:p>-1.04997</text:p>
          </table:table-cell>
          <table:table-cell table:formula="of:=[.A48]+92" office:value-type="float" office:value="90.95003" calcext:value-type="float">
            <text:p>90.950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98789" calcext:value-type="float">
            <text:p>-1.98789</text:p>
          </table:table-cell>
          <table:table-cell table:formula="of:=[.A49]+92" office:value-type="float" office:value="90.01211" calcext:value-type="float">
            <text:p>90.012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41644" calcext:value-type="float">
            <text:p>-1.41644</text:p>
          </table:table-cell>
          <table:table-cell table:formula="of:=[.A50]+92" office:value-type="float" office:value="90.58356" calcext:value-type="float">
            <text:p>90.583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1.89848" calcext:value-type="float">
            <text:p>-1.89848</text:p>
          </table:table-cell>
          <table:table-cell table:formula="of:=[.A51]+92" office:value-type="float" office:value="90.10152" calcext:value-type="float">
            <text:p>90.10152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Jugo" table:style-name="ta1">
        <table:shapes>
          <draw:frame draw:z-index="0" draw:style-name="gr1" draw:text-style-name="P1" svg:width="864pt" svg:height="432pt" svg:x="379.47pt" svg:y="1.7pt">
            <loext:p draw:notify-on-update-of-ranges="Jugo.B1:Jugo.B1 Jugo.B2:Jugo.B51 Jugo.C1:Jugo.C1 Jugo.C1:Jugo.C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-89.7513" calcext:value-type="float">
            <text:p>-89.7513</text:p>
          </table:table-cell>
          <table:table-cell table:formula="of:=ABS([.A2])" office:value-type="float" office:value="89.7513" calcext:value-type="float">
            <text:p>89.75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696" calcext:value-type="float">
            <text:p>89.7696</text:p>
          </table:table-cell>
          <table:table-cell table:formula="of:=ABS([.A3])" office:value-type="float" office:value="89.7696" calcext:value-type="float">
            <text:p>89.76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9573" calcext:value-type="float">
            <text:p>-89.9573</text:p>
          </table:table-cell>
          <table:table-cell table:formula="of:=ABS([.A4])" office:value-type="float" office:value="89.9573" calcext:value-type="float">
            <text:p>89.95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933" calcext:value-type="float">
            <text:p>89.2933</text:p>
          </table:table-cell>
          <table:table-cell table:formula="of:=ABS([.A5])" office:value-type="float" office:value="89.2933" calcext:value-type="float">
            <text:p>89.29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542" calcext:value-type="float">
            <text:p>89.9542</text:p>
          </table:table-cell>
          <table:table-cell table:formula="of:=ABS([.A6])" office:value-type="float" office:value="89.9542" calcext:value-type="float">
            <text:p>89.95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8012" calcext:value-type="float">
            <text:p>-89.8012</text:p>
          </table:table-cell>
          <table:table-cell table:formula="of:=ABS([.A7])" office:value-type="float" office:value="89.8012" calcext:value-type="float">
            <text:p>89.80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657" calcext:value-type="float">
            <text:p>89.9657</text:p>
          </table:table-cell>
          <table:table-cell table:formula="of:=ABS([.A8])" office:value-type="float" office:value="89.9657" calcext:value-type="float">
            <text:p>89.96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6623" calcext:value-type="float">
            <text:p>-89.6623</text:p>
          </table:table-cell>
          <table:table-cell table:formula="of:=ABS([.A9])" office:value-type="float" office:value="89.6623" calcext:value-type="float">
            <text:p>89.66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002" calcext:value-type="float">
            <text:p>-89.3002</text:p>
          </table:table-cell>
          <table:table-cell table:formula="of:=ABS([.A10])" office:value-type="float" office:value="89.3002" calcext:value-type="float">
            <text:p>89.30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304" calcext:value-type="float">
            <text:p>89.5304</text:p>
          </table:table-cell>
          <table:table-cell table:formula="of:=ABS([.A11])" office:value-type="float" office:value="89.5304" calcext:value-type="float">
            <text:p>89.53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823" calcext:value-type="float">
            <text:p>89.9823</text:p>
          </table:table-cell>
          <table:table-cell table:formula="of:=ABS([.A12])" office:value-type="float" office:value="89.9823" calcext:value-type="float">
            <text:p>89.98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6276" calcext:value-type="float">
            <text:p>-89.6276</text:p>
          </table:table-cell>
          <table:table-cell table:formula="of:=ABS([.A13])" office:value-type="float" office:value="89.6276" calcext:value-type="float">
            <text:p>89.62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196" calcext:value-type="float">
            <text:p>89.7196</text:p>
          </table:table-cell>
          <table:table-cell table:formula="of:=ABS([.A14])" office:value-type="float" office:value="89.7196" calcext:value-type="float">
            <text:p>89.71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643" calcext:value-type="float">
            <text:p>89.0643</text:p>
          </table:table-cell>
          <table:table-cell table:formula="of:=ABS([.A15])" office:value-type="float" office:value="89.0643" calcext:value-type="float">
            <text:p>89.06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057" calcext:value-type="float">
            <text:p>88.8057</text:p>
          </table:table-cell>
          <table:table-cell table:formula="of:=ABS([.A16])" office:value-type="float" office:value="88.8057" calcext:value-type="float">
            <text:p>88.80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079" calcext:value-type="float">
            <text:p>-89.3079</text:p>
          </table:table-cell>
          <table:table-cell table:formula="of:=ABS([.A17])" office:value-type="float" office:value="89.3079" calcext:value-type="float">
            <text:p>89.307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1569" calcext:value-type="float">
            <text:p>-89.1569</text:p>
          </table:table-cell>
          <table:table-cell table:formula="of:=ABS([.A18])" office:value-type="float" office:value="89.1569" calcext:value-type="float">
            <text:p>89.15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6829" calcext:value-type="float">
            <text:p>-89.6829</text:p>
          </table:table-cell>
          <table:table-cell table:formula="of:=ABS([.A19])" office:value-type="float" office:value="89.6829" calcext:value-type="float">
            <text:p>89.68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848" calcext:value-type="float">
            <text:p>89.1848</text:p>
          </table:table-cell>
          <table:table-cell table:formula="of:=ABS([.A20])" office:value-type="float" office:value="89.1848" calcext:value-type="float">
            <text:p>89.18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446" calcext:value-type="float">
            <text:p>-89.3446</text:p>
          </table:table-cell>
          <table:table-cell table:formula="of:=ABS([.A21])" office:value-type="float" office:value="89.3446" calcext:value-type="float">
            <text:p>89.34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8986" calcext:value-type="float">
            <text:p>-89.8986</text:p>
          </table:table-cell>
          <table:table-cell table:formula="of:=ABS([.A22])" office:value-type="float" office:value="89.8986" calcext:value-type="float">
            <text:p>89.8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484" calcext:value-type="float">
            <text:p>-89.3484</text:p>
          </table:table-cell>
          <table:table-cell table:formula="of:=ABS([.A23])" office:value-type="float" office:value="89.3484" calcext:value-type="float">
            <text:p>89.348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677" calcext:value-type="float">
            <text:p>89.6677</text:p>
          </table:table-cell>
          <table:table-cell table:formula="of:=ABS([.A24])" office:value-type="float" office:value="89.6677" calcext:value-type="float">
            <text:p>89.66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509" calcext:value-type="float">
            <text:p>89.8509</text:p>
          </table:table-cell>
          <table:table-cell table:formula="of:=ABS([.A25])" office:value-type="float" office:value="89.8509" calcext:value-type="float">
            <text:p>89.85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8591" calcext:value-type="float">
            <text:p>-89.8591</text:p>
          </table:table-cell>
          <table:table-cell table:formula="of:=ABS([.A26])" office:value-type="float" office:value="89.8591" calcext:value-type="float">
            <text:p>89.85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481" calcext:value-type="float">
            <text:p>89.7481</text:p>
          </table:table-cell>
          <table:table-cell table:formula="of:=ABS([.A27])" office:value-type="float" office:value="89.7481" calcext:value-type="float">
            <text:p>89.74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609" calcext:value-type="float">
            <text:p>-89.3609</text:p>
          </table:table-cell>
          <table:table-cell table:formula="of:=ABS([.A28])" office:value-type="float" office:value="89.3609" calcext:value-type="float">
            <text:p>89.36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331" calcext:value-type="float">
            <text:p>89.0331</text:p>
          </table:table-cell>
          <table:table-cell table:formula="of:=ABS([.A29])" office:value-type="float" office:value="89.0331" calcext:value-type="float">
            <text:p>89.03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255" calcext:value-type="float">
            <text:p>89.4255</text:p>
          </table:table-cell>
          <table:table-cell table:formula="of:=ABS([.A30])" office:value-type="float" office:value="89.4255" calcext:value-type="float">
            <text:p>89.42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9006" calcext:value-type="float">
            <text:p>89.9006</text:p>
          </table:table-cell>
          <table:table-cell table:formula="of:=ABS([.A31])" office:value-type="float" office:value="89.9006" calcext:value-type="float">
            <text:p>89.90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717" calcext:value-type="float">
            <text:p>89.3717</text:p>
          </table:table-cell>
          <table:table-cell table:formula="of:=ABS([.A32])" office:value-type="float" office:value="89.3717" calcext:value-type="float">
            <text:p>89.37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1714" calcext:value-type="float">
            <text:p>-89.1714</text:p>
          </table:table-cell>
          <table:table-cell table:formula="of:=ABS([.A33])" office:value-type="float" office:value="89.1714" calcext:value-type="float">
            <text:p>89.1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3772" calcext:value-type="float">
            <text:p>-89.3772</text:p>
          </table:table-cell>
          <table:table-cell table:formula="of:=ABS([.A34])" office:value-type="float" office:value="89.3772" calcext:value-type="float">
            <text:p>89.37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764" calcext:value-type="float">
            <text:p>89.7764</text:p>
          </table:table-cell>
          <table:table-cell table:formula="of:=ABS([.A35])" office:value-type="float" office:value="89.7764" calcext:value-type="float">
            <text:p>89.77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247" calcext:value-type="float">
            <text:p>88.9247</text:p>
          </table:table-cell>
          <table:table-cell table:formula="of:=ABS([.A36])" office:value-type="float" office:value="88.9247" calcext:value-type="float">
            <text:p>88.92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933" calcext:value-type="float">
            <text:p>89.3933</text:p>
          </table:table-cell>
          <table:table-cell table:formula="of:=ABS([.A37])" office:value-type="float" office:value="89.3933" calcext:value-type="float">
            <text:p>89.39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338" calcext:value-type="float">
            <text:p>89.7338</text:p>
          </table:table-cell>
          <table:table-cell table:formula="of:=ABS([.A38])" office:value-type="float" office:value="89.7338" calcext:value-type="float">
            <text:p>89.73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453" calcext:value-type="float">
            <text:p>89.4453</text:p>
          </table:table-cell>
          <table:table-cell table:formula="of:=ABS([.A39])" office:value-type="float" office:value="89.4453" calcext:value-type="float">
            <text:p>89.44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005" calcext:value-type="float">
            <text:p>89.5005</text:p>
          </table:table-cell>
          <table:table-cell table:formula="of:=ABS([.A40])" office:value-type="float" office:value="89.5005" calcext:value-type="float">
            <text:p>89.500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224" calcext:value-type="float">
            <text:p>89.8224</text:p>
          </table:table-cell>
          <table:table-cell table:formula="of:=ABS([.A41])" office:value-type="float" office:value="89.8224" calcext:value-type="float">
            <text:p>89.822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7947" calcext:value-type="float">
            <text:p>-89.7947</text:p>
          </table:table-cell>
          <table:table-cell table:formula="of:=ABS([.A42])" office:value-type="float" office:value="89.7947" calcext:value-type="float">
            <text:p>89.79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694" calcext:value-type="float">
            <text:p>89.0694</text:p>
          </table:table-cell>
          <table:table-cell table:formula="of:=ABS([.A43])" office:value-type="float" office:value="89.0694" calcext:value-type="float">
            <text:p>89.06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558" calcext:value-type="float">
            <text:p>89.6558</text:p>
          </table:table-cell>
          <table:table-cell table:formula="of:=ABS([.A44])" office:value-type="float" office:value="89.6558" calcext:value-type="float">
            <text:p>89.65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381" calcext:value-type="float">
            <text:p>89.7381</text:p>
          </table:table-cell>
          <table:table-cell table:formula="of:=ABS([.A45])" office:value-type="float" office:value="89.7381" calcext:value-type="float">
            <text:p>89.73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7015" calcext:value-type="float">
            <text:p>-89.7015</text:p>
          </table:table-cell>
          <table:table-cell table:formula="of:=ABS([.A46])" office:value-type="float" office:value="89.7015" calcext:value-type="float">
            <text:p>89.70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8.8734" calcext:value-type="float">
            <text:p>-88.8734</text:p>
          </table:table-cell>
          <table:table-cell table:formula="of:=ABS([.A47])" office:value-type="float" office:value="88.8734" calcext:value-type="float">
            <text:p>88.87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0922" calcext:value-type="float">
            <text:p>-89.0922</text:p>
          </table:table-cell>
          <table:table-cell table:formula="of:=ABS([.A48])" office:value-type="float" office:value="89.0922" calcext:value-type="float">
            <text:p>89.09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7966" calcext:value-type="float">
            <text:p>-89.7966</text:p>
          </table:table-cell>
          <table:table-cell table:formula="of:=ABS([.A49])" office:value-type="float" office:value="89.7966" calcext:value-type="float">
            <text:p>89.79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764" calcext:value-type="float">
            <text:p>-89.764</text:p>
          </table:table-cell>
          <table:table-cell table:formula="of:=ABS([.A50])" office:value-type="float" office:value="89.764" calcext:value-type="float">
            <text:p>89.7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89.97" calcext:value-type="float">
            <text:p>-89.97</text:p>
          </table:table-cell>
          <table:table-cell table:formula="of:=ABS([.A51])" office:value-type="float" office:value="89.97" calcext:value-type="float">
            <text:p>89.97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Milk" table:style-name="ta1">
        <table:shapes>
          <draw:frame draw:z-index="0" draw:style-name="gr1" draw:text-style-name="P1" svg:width="864pt" svg:height="432pt" svg:x="323.72pt" svg:y="0pt">
            <loext:p draw:notify-on-update-of-ranges="Milk.B1:Milk.B1 Milk.B2:Milk.B51 Milk.C1:Milk.C1 Milk.C1:Milk.C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87.354" calcext:value-type="float">
            <text:p>87.354</text:p>
          </table:table-cell>
          <table:table-cell table:formula="of:=[.A2]+2.8" office:value-type="float" office:value="90.154" calcext:value-type="float">
            <text:p>90.1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572" calcext:value-type="float">
            <text:p>87.572</text:p>
          </table:table-cell>
          <table:table-cell table:formula="of:=[.A3]+2.8" office:value-type="float" office:value="90.372" calcext:value-type="float">
            <text:p>90.3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537" calcext:value-type="float">
            <text:p>88.5537</text:p>
          </table:table-cell>
          <table:table-cell table:formula="of:=[.A4]+2.8" office:value-type="float" office:value="91.3537" calcext:value-type="float">
            <text:p>91.35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7318" calcext:value-type="float">
            <text:p>86.7318</text:p>
          </table:table-cell>
          <table:table-cell table:formula="of:=[.A5]+2.8" office:value-type="float" office:value="89.5318" calcext:value-type="float">
            <text:p>89.53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5944" calcext:value-type="float">
            <text:p>86.5944</text:p>
          </table:table-cell>
          <table:table-cell table:formula="of:=[.A6]+2.8" office:value-type="float" office:value="89.3944" calcext:value-type="float">
            <text:p>89.3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1315" calcext:value-type="float">
            <text:p>87.1315</text:p>
          </table:table-cell>
          <table:table-cell table:formula="of:=[.A7]+2.8" office:value-type="float" office:value="89.9315" calcext:value-type="float">
            <text:p>89.93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7225" calcext:value-type="float">
            <text:p>86.7225</text:p>
          </table:table-cell>
          <table:table-cell table:formula="of:=[.A8]+2.8" office:value-type="float" office:value="89.5225" calcext:value-type="float">
            <text:p>89.52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3842" calcext:value-type="float">
            <text:p>87.3842</text:p>
          </table:table-cell>
          <table:table-cell table:formula="of:=[.A9]+2.8" office:value-type="float" office:value="90.1842" calcext:value-type="float">
            <text:p>90.18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4475" calcext:value-type="float">
            <text:p>86.4475</text:p>
          </table:table-cell>
          <table:table-cell table:formula="of:=[.A10]+2.8" office:value-type="float" office:value="89.2475" calcext:value-type="float">
            <text:p>89.24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0764" calcext:value-type="float">
            <text:p>87.0764</text:p>
          </table:table-cell>
          <table:table-cell table:formula="of:=[.A11]+2.8" office:value-type="float" office:value="89.8764" calcext:value-type="float">
            <text:p>89.87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1366" calcext:value-type="float">
            <text:p>85.1366</text:p>
          </table:table-cell>
          <table:table-cell table:formula="of:=[.A12]+2.8" office:value-type="float" office:value="87.9366" calcext:value-type="float">
            <text:p>87.93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9232" calcext:value-type="float">
            <text:p>86.9232</text:p>
          </table:table-cell>
          <table:table-cell table:formula="of:=[.A13]+2.8" office:value-type="float" office:value="89.7232" calcext:value-type="float">
            <text:p>89.72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786" calcext:value-type="float">
            <text:p>87.786</text:p>
          </table:table-cell>
          <table:table-cell table:formula="of:=[.A14]+2.8" office:value-type="float" office:value="90.586" calcext:value-type="float">
            <text:p>90.5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762" calcext:value-type="float">
            <text:p>87.762</text:p>
          </table:table-cell>
          <table:table-cell table:formula="of:=[.A15]+2.8" office:value-type="float" office:value="90.562" calcext:value-type="float">
            <text:p>90.5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0115" calcext:value-type="float">
            <text:p>88.0115</text:p>
          </table:table-cell>
          <table:table-cell table:formula="of:=[.A16]+2.8" office:value-type="float" office:value="90.8115" calcext:value-type="float">
            <text:p>90.81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3307" calcext:value-type="float">
            <text:p>87.3307</text:p>
          </table:table-cell>
          <table:table-cell table:formula="of:=[.A17]+2.8" office:value-type="float" office:value="90.1307" calcext:value-type="float">
            <text:p>90.130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796" calcext:value-type="float">
            <text:p>86.796</text:p>
          </table:table-cell>
          <table:table-cell table:formula="of:=[.A18]+2.8" office:value-type="float" office:value="89.596" calcext:value-type="float">
            <text:p>89.5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6312" calcext:value-type="float">
            <text:p>85.6312</text:p>
          </table:table-cell>
          <table:table-cell table:formula="of:=[.A19]+2.8" office:value-type="float" office:value="88.4312" calcext:value-type="float">
            <text:p>88.43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2212" calcext:value-type="float">
            <text:p>87.2212</text:p>
          </table:table-cell>
          <table:table-cell table:formula="of:=[.A20]+2.8" office:value-type="float" office:value="90.0212" calcext:value-type="float">
            <text:p>90.02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8527" calcext:value-type="float">
            <text:p>85.8527</text:p>
          </table:table-cell>
          <table:table-cell table:formula="of:=[.A21]+2.8" office:value-type="float" office:value="88.6527" calcext:value-type="float">
            <text:p>88.65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49" calcext:value-type="float">
            <text:p>86.49</text:p>
          </table:table-cell>
          <table:table-cell table:formula="of:=[.A22]+2.8" office:value-type="float" office:value="89.29" calcext:value-type="float">
            <text:p>89.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9597" calcext:value-type="float">
            <text:p>86.9597</text:p>
          </table:table-cell>
          <table:table-cell table:formula="of:=[.A23]+2.8" office:value-type="float" office:value="89.7597" calcext:value-type="float">
            <text:p>89.75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464" calcext:value-type="float">
            <text:p>88.1464</text:p>
          </table:table-cell>
          <table:table-cell table:formula="of:=[.A24]+2.8" office:value-type="float" office:value="90.9464" calcext:value-type="float">
            <text:p>90.94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0193" calcext:value-type="float">
            <text:p>87.0193</text:p>
          </table:table-cell>
          <table:table-cell table:formula="of:=[.A25]+2.8" office:value-type="float" office:value="89.8193" calcext:value-type="float">
            <text:p>89.81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1981" calcext:value-type="float">
            <text:p>86.1981</text:p>
          </table:table-cell>
          <table:table-cell table:formula="of:=[.A26]+2.8" office:value-type="float" office:value="88.9981" calcext:value-type="float">
            <text:p>88.99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3589" calcext:value-type="float">
            <text:p>87.3589</text:p>
          </table:table-cell>
          <table:table-cell table:formula="of:=[.A27]+2.8" office:value-type="float" office:value="90.1589" calcext:value-type="float">
            <text:p>90.15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3594" calcext:value-type="float">
            <text:p>86.3594</text:p>
          </table:table-cell>
          <table:table-cell table:formula="of:=[.A28]+2.8" office:value-type="float" office:value="89.1594" calcext:value-type="float">
            <text:p>89.15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5028" calcext:value-type="float">
            <text:p>86.5028</text:p>
          </table:table-cell>
          <table:table-cell table:formula="of:=[.A29]+2.8" office:value-type="float" office:value="89.3028" calcext:value-type="float">
            <text:p>89.30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397" calcext:value-type="float">
            <text:p>86.397</text:p>
          </table:table-cell>
          <table:table-cell table:formula="of:=[.A30]+2.8" office:value-type="float" office:value="89.197" calcext:value-type="float">
            <text:p>89.1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7906" calcext:value-type="float">
            <text:p>86.7906</text:p>
          </table:table-cell>
          <table:table-cell table:formula="of:=[.A31]+2.8" office:value-type="float" office:value="89.5906" calcext:value-type="float">
            <text:p>89.59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5697" calcext:value-type="float">
            <text:p>87.5697</text:p>
          </table:table-cell>
          <table:table-cell table:formula="of:=[.A32]+2.8" office:value-type="float" office:value="90.3697" calcext:value-type="float">
            <text:p>90.3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9701" calcext:value-type="float">
            <text:p>85.9701</text:p>
          </table:table-cell>
          <table:table-cell table:formula="of:=[.A33]+2.8" office:value-type="float" office:value="88.7701" calcext:value-type="float">
            <text:p>88.77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038" calcext:value-type="float">
            <text:p>87.038</text:p>
          </table:table-cell>
          <table:table-cell table:formula="of:=[.A34]+2.8" office:value-type="float" office:value="89.838" calcext:value-type="float">
            <text:p>89.8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6847" calcext:value-type="float">
            <text:p>86.6847</text:p>
          </table:table-cell>
          <table:table-cell table:formula="of:=[.A35]+2.8" office:value-type="float" office:value="89.4847" calcext:value-type="float">
            <text:p>89.48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0187" calcext:value-type="float">
            <text:p>87.0187</text:p>
          </table:table-cell>
          <table:table-cell table:formula="of:=[.A36]+2.8" office:value-type="float" office:value="89.8187" calcext:value-type="float">
            <text:p>89.81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6418" calcext:value-type="float">
            <text:p>87.6418</text:p>
          </table:table-cell>
          <table:table-cell table:formula="of:=[.A37]+2.8" office:value-type="float" office:value="90.4418" calcext:value-type="float">
            <text:p>90.44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634" calcext:value-type="float">
            <text:p>86.634</text:p>
          </table:table-cell>
          <table:table-cell table:formula="of:=[.A38]+2.8" office:value-type="float" office:value="89.434" calcext:value-type="float">
            <text:p>89.4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8668" calcext:value-type="float">
            <text:p>86.8668</text:p>
          </table:table-cell>
          <table:table-cell table:formula="of:=[.A39]+2.8" office:value-type="float" office:value="89.6668" calcext:value-type="float">
            <text:p>89.66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2868" calcext:value-type="float">
            <text:p>87.2868</text:p>
          </table:table-cell>
          <table:table-cell table:formula="of:=[.A40]+2.8" office:value-type="float" office:value="90.0868" calcext:value-type="float">
            <text:p>90.086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8019" calcext:value-type="float">
            <text:p>87.8019</text:p>
          </table:table-cell>
          <table:table-cell table:formula="of:=[.A41]+2.8" office:value-type="float" office:value="90.6019" calcext:value-type="float">
            <text:p>90.60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5.0904" calcext:value-type="float">
            <text:p>85.0904</text:p>
          </table:table-cell>
          <table:table-cell table:formula="of:=[.A42]+2.8" office:value-type="float" office:value="87.8904" calcext:value-type="float">
            <text:p>87.89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8004" calcext:value-type="float">
            <text:p>87.8004</text:p>
          </table:table-cell>
          <table:table-cell table:formula="of:=[.A43]+2.8" office:value-type="float" office:value="90.6004" calcext:value-type="float">
            <text:p>90.60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0704" calcext:value-type="float">
            <text:p>86.0704</text:p>
          </table:table-cell>
          <table:table-cell table:formula="of:=[.A44]+2.8" office:value-type="float" office:value="88.8704" calcext:value-type="float">
            <text:p>88.87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4112" calcext:value-type="float">
            <text:p>86.4112</text:p>
          </table:table-cell>
          <table:table-cell table:formula="of:=[.A45]+2.8" office:value-type="float" office:value="89.2112" calcext:value-type="float">
            <text:p>89.21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1349" calcext:value-type="float">
            <text:p>86.1349</text:p>
          </table:table-cell>
          <table:table-cell table:formula="of:=[.A46]+2.8" office:value-type="float" office:value="88.9349" calcext:value-type="float">
            <text:p>88.93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5856" calcext:value-type="float">
            <text:p>86.5856</text:p>
          </table:table-cell>
          <table:table-cell table:formula="of:=[.A47]+2.8" office:value-type="float" office:value="89.3856" calcext:value-type="float">
            <text:p>89.38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5473" calcext:value-type="float">
            <text:p>86.5473</text:p>
          </table:table-cell>
          <table:table-cell table:formula="of:=[.A48]+2.8" office:value-type="float" office:value="89.3473" calcext:value-type="float">
            <text:p>89.34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6714" calcext:value-type="float">
            <text:p>86.6714</text:p>
          </table:table-cell>
          <table:table-cell table:formula="of:=[.A49]+2.8" office:value-type="float" office:value="89.4714" calcext:value-type="float">
            <text:p>89.47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3081" calcext:value-type="float">
            <text:p>86.3081</text:p>
          </table:table-cell>
          <table:table-cell table:formula="of:=[.A50]+2.8" office:value-type="float" office:value="89.1081" calcext:value-type="float">
            <text:p>89.10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6.2241" calcext:value-type="float">
            <text:p>86.2241</text:p>
          </table:table-cell>
          <table:table-cell table:formula="of:=[.A51]+2.8" office:value-type="float" office:value="89.0241" calcext:value-type="float">
            <text:p>89.0241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Joystick" table:style-name="ta1">
        <table:shapes>
          <draw:frame draw:z-index="0" draw:style-name="gr1" draw:text-style-name="P1" svg:width="864pt" svg:height="432pt" svg:x="498.7pt" svg:y="0pt">
            <loext:p draw:notify-on-update-of-ranges="Joystick.B1:Joystick.B1 Joystick.B2:Joystick.B51 Joystick.C1:Joystick.C1 Joystick.C1:Joystick.C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92.02854" calcext:value-type="float">
            <text:p>92.02854</text:p>
          </table:table-cell>
          <table:table-cell table:formula="of:=[.A2]-8.5+(RAND()*11)" office:value-type="float" office:value="85.8148582355067" calcext:value-type="float">
            <text:p>85.8148582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37432" calcext:value-type="float">
            <text:p>90.37432</text:p>
          </table:table-cell>
          <table:table-cell table:formula="of:=[.A3]-8.5+(RAND()*11)" office:value-type="float" office:value="82.9706271878328" calcext:value-type="float">
            <text:p>82.970627187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62697" calcext:value-type="float">
            <text:p>93.62697</text:p>
          </table:table-cell>
          <table:table-cell table:formula="of:=[.A4]-8.5+(RAND()*11)" office:value-type="float" office:value="94.7541509669451" calcext:value-type="float">
            <text:p>94.754150966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13684" calcext:value-type="float">
            <text:p>89.713684</text:p>
          </table:table-cell>
          <table:table-cell table:formula="of:=[.A5]-8.5+(RAND()*11)" office:value-type="float" office:value="87.6129760637652" calcext:value-type="float">
            <text:p>87.61297606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7766" calcext:value-type="float">
            <text:p>88.47766</text:p>
          </table:table-cell>
          <table:table-cell table:formula="of:=[.A6]-8.5+(RAND()*11)" office:value-type="float" office:value="90.9112184956625" calcext:value-type="float">
            <text:p>90.91121849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2842" calcext:value-type="float">
            <text:p>94.32842</text:p>
          </table:table-cell>
          <table:table-cell table:formula="of:=[.A7]-8.5+(RAND()*11)" office:value-type="float" office:value="89.5798174864543" calcext:value-type="float">
            <text:p>89.5798174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51836" calcext:value-type="float">
            <text:p>92.51836</text:p>
          </table:table-cell>
          <table:table-cell table:formula="of:=[.A8]-8.5+(RAND()*11)" office:value-type="float" office:value="85.1074187582898" calcext:value-type="float">
            <text:p>85.10741875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519653" calcext:value-type="float">
            <text:p>90.519653</text:p>
          </table:table-cell>
          <table:table-cell table:formula="of:=[.A9]-8.5+(RAND()*11)" office:value-type="float" office:value="91.7533709280318" calcext:value-type="float">
            <text:p>91.7533709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8945" calcext:value-type="float">
            <text:p>92.18945</text:p>
          </table:table-cell>
          <table:table-cell table:formula="of:=[.A10]-8.5+(RAND()*11)" office:value-type="float" office:value="94.1276778133767" calcext:value-type="float">
            <text:p>94.12767781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6212" calcext:value-type="float">
            <text:p>95.16212</text:p>
          </table:table-cell>
          <table:table-cell table:formula="of:=[.A11]-8.5+(RAND()*11)" office:value-type="float" office:value="95.5823376787753" calcext:value-type="float">
            <text:p>95.58233767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03123" calcext:value-type="float">
            <text:p>91.03123</text:p>
          </table:table-cell>
          <table:table-cell table:formula="of:=[.A12]-8.5+(RAND()*11)" office:value-type="float" office:value="88.6268315120275" calcext:value-type="float">
            <text:p>88.6268315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5218" calcext:value-type="float">
            <text:p>94.5218</text:p>
          </table:table-cell>
          <table:table-cell table:formula="of:=[.A13]-8.5+(RAND()*11)" office:value-type="float" office:value="95.3344393542892" calcext:value-type="float">
            <text:p>95.334439354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41122" calcext:value-type="float">
            <text:p>91.41122</text:p>
          </table:table-cell>
          <table:table-cell table:formula="of:=[.A14]-8.5+(RAND()*11)" office:value-type="float" office:value="86.8263689892486" calcext:value-type="float">
            <text:p>86.82636898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89252" calcext:value-type="float">
            <text:p>89.389252</text:p>
          </table:table-cell>
          <table:table-cell table:formula="of:=[.A15]-8.5+(RAND()*11)" office:value-type="float" office:value="81.6369052810421" calcext:value-type="float">
            <text:p>81.6369052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14053" calcext:value-type="float">
            <text:p>94.14053</text:p>
          </table:table-cell>
          <table:table-cell table:formula="of:=[.A16]-8.5+(RAND()*11)" office:value-type="float" office:value="95.2802883716008" calcext:value-type="float">
            <text:p>95.280288371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4307" calcext:value-type="float">
            <text:p>91.54307</text:p>
          </table:table-cell>
          <table:table-cell table:formula="of:=[.A17]-8.5+(RAND()*11)" office:value-type="float" office:value="92.3772349986737" calcext:value-type="float">
            <text:p>92.37723499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7782" calcext:value-type="float">
            <text:p>95.37782</text:p>
          </table:table-cell>
          <table:table-cell table:formula="of:=[.A18]-8.5+(RAND()*11)" office:value-type="float" office:value="93.3273033176828" calcext:value-type="float">
            <text:p>93.32730331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3115" calcext:value-type="float">
            <text:p>94.33115</text:p>
          </table:table-cell>
          <table:table-cell table:formula="of:=[.A19]-8.5+(RAND()*11)" office:value-type="float" office:value="92.1343400162542" calcext:value-type="float">
            <text:p>92.13434001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90588" calcext:value-type="float">
            <text:p>95.90588</text:p>
          </table:table-cell>
          <table:table-cell table:formula="of:=[.A20]-8.5+(RAND()*11)" office:value-type="float" office:value="94.9277367758816" calcext:value-type="float">
            <text:p>94.92773677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79498" calcext:value-type="float">
            <text:p>92.79498</text:p>
          </table:table-cell>
          <table:table-cell table:formula="of:=[.A21]-8.5+(RAND()*11)" office:value-type="float" office:value="93.1102702656553" calcext:value-type="float">
            <text:p>93.110270265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.77283" calcext:value-type="float">
            <text:p>98.77283</text:p>
          </table:table-cell>
          <table:table-cell table:formula="of:=[.A22]-8.5+(RAND()*11)" office:value-type="float" office:value="93.7810671185634" calcext:value-type="float">
            <text:p>93.78106711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04259" calcext:value-type="float">
            <text:p>94.04259</text:p>
          </table:table-cell>
          <table:table-cell table:formula="of:=[.A23]-8.5+(RAND()*11)" office:value-type="float" office:value="96.1877855350004" calcext:value-type="float">
            <text:p>96.1877855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7007" calcext:value-type="float">
            <text:p>93.57007</text:p>
          </table:table-cell>
          <table:table-cell table:formula="of:=[.A24]-8.5+(RAND()*11)" office:value-type="float" office:value="91.3952886355503" calcext:value-type="float">
            <text:p>91.39528863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83234" calcext:value-type="float">
            <text:p>94.83234</text:p>
          </table:table-cell>
          <table:table-cell table:formula="of:=[.A25]-8.5+(RAND()*11)" office:value-type="float" office:value="87.4925049637701" calcext:value-type="float">
            <text:p>87.492504963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64902" calcext:value-type="float">
            <text:p>91.64902</text:p>
          </table:table-cell>
          <table:table-cell table:formula="of:=[.A26]-8.5+(RAND()*11)" office:value-type="float" office:value="88.4122173828761" calcext:value-type="float">
            <text:p>88.412217382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2022" calcext:value-type="float">
            <text:p>95.12022</text:p>
          </table:table-cell>
          <table:table-cell table:formula="of:=[.A27]-8.5+(RAND()*11)" office:value-type="float" office:value="93.553031691471" calcext:value-type="float">
            <text:p>93.55303169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6282" calcext:value-type="float">
            <text:p>95.36282</text:p>
          </table:table-cell>
          <table:table-cell table:formula="of:=[.A28]-8.5+(RAND()*11)" office:value-type="float" office:value="94.906799754157" calcext:value-type="float">
            <text:p>94.90679975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46785" calcext:value-type="float">
            <text:p>94.46785</text:p>
          </table:table-cell>
          <table:table-cell table:formula="of:=[.A29]-8.5+(RAND()*11)" office:value-type="float" office:value="93.8516957866094" calcext:value-type="float">
            <text:p>93.85169578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36286" calcext:value-type="float">
            <text:p>95.36286</text:p>
          </table:table-cell>
          <table:table-cell table:formula="of:=[.A30]-8.5+(RAND()*11)" office:value-type="float" office:value="97.5056150459561" calcext:value-type="float">
            <text:p>97.5056150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51467" calcext:value-type="float">
            <text:p>95.51467</text:p>
          </table:table-cell>
          <table:table-cell table:formula="of:=[.A31]-8.5+(RAND()*11)" office:value-type="float" office:value="90.6435888686234" calcext:value-type="float">
            <text:p>90.64358886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42167" calcext:value-type="float">
            <text:p>93.42167</text:p>
          </table:table-cell>
          <table:table-cell table:formula="of:=[.A32]-8.5+(RAND()*11)" office:value-type="float" office:value="87.1008280791473" calcext:value-type="float">
            <text:p>87.10082807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5348" calcext:value-type="float">
            <text:p>94.25348</text:p>
          </table:table-cell>
          <table:table-cell table:formula="of:=[.A33]-8.5+(RAND()*11)" office:value-type="float" office:value="94.8244394221412" calcext:value-type="float">
            <text:p>94.82443942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57251" calcext:value-type="float">
            <text:p>91.57251</text:p>
          </table:table-cell>
          <table:table-cell table:formula="of:=[.A34]-8.5+(RAND()*11)" office:value-type="float" office:value="85.2895204360227" calcext:value-type="float">
            <text:p>85.2895204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.20142" calcext:value-type="float">
            <text:p>97.20142</text:p>
          </table:table-cell>
          <table:table-cell table:formula="of:=[.A35]-8.5+(RAND()*11)" office:value-type="float" office:value="94.8041594935997" calcext:value-type="float">
            <text:p>94.80415949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3018" calcext:value-type="float">
            <text:p>94.3018</text:p>
          </table:table-cell>
          <table:table-cell table:formula="of:=[.A36]-8.5+(RAND()*11)" office:value-type="float" office:value="87.7894169806352" calcext:value-type="float">
            <text:p>87.78941698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46963" calcext:value-type="float">
            <text:p>92.46963</text:p>
          </table:table-cell>
          <table:table-cell table:formula="of:=[.A37]-8.5+(RAND()*11)" office:value-type="float" office:value="93.528396194406" calcext:value-type="float">
            <text:p>93.52839619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43864" calcext:value-type="float">
            <text:p>94.43864</text:p>
          </table:table-cell>
          <table:table-cell table:formula="of:=[.A38]-8.5+(RAND()*11)" office:value-type="float" office:value="88.06647481618" calcext:value-type="float">
            <text:p>88.066474816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58659" calcext:value-type="float">
            <text:p>93.58659</text:p>
          </table:table-cell>
          <table:table-cell table:formula="of:=[.A39]-8.5+(RAND()*11)" office:value-type="float" office:value="93.515205799444" calcext:value-type="float">
            <text:p>93.51520579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22849" calcext:value-type="float">
            <text:p>94.22849</text:p>
          </table:table-cell>
          <table:table-cell table:formula="of:=[.A40]-8.5+(RAND()*11)" office:value-type="float" office:value="92.4258333639759" calcext:value-type="float">
            <text:p>92.4258333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81363" calcext:value-type="float">
            <text:p>93.81363</text:p>
          </table:table-cell>
          <table:table-cell table:formula="of:=[.A41]-8.5+(RAND()*11)" office:value-type="float" office:value="86.4141255762763" calcext:value-type="float">
            <text:p>86.414125576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.619835" calcext:value-type="float">
            <text:p>90.619835</text:p>
          </table:table-cell>
          <table:table-cell table:formula="of:=[.A42]-8.5+(RAND()*11)" office:value-type="float" office:value="84.7882440298944" calcext:value-type="float">
            <text:p>84.78824402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.76249" calcext:value-type="float">
            <text:p>93.76249</text:p>
          </table:table-cell>
          <table:table-cell table:formula="of:=[.A43]-8.5+(RAND()*11)" office:value-type="float" office:value="95.4572813226485" calcext:value-type="float">
            <text:p>95.45728132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.1229" calcext:value-type="float">
            <text:p>91.1229</text:p>
          </table:table-cell>
          <table:table-cell table:formula="of:=[.A44]-8.5+(RAND()*11)" office:value-type="float" office:value="83.0686593532492" calcext:value-type="float">
            <text:p>83.06865935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66743" calcext:value-type="float">
            <text:p>92.66743</text:p>
          </table:table-cell>
          <table:table-cell table:formula="of:=[.A45]-8.5+(RAND()*11)" office:value-type="float" office:value="85.1098612091919" calcext:value-type="float">
            <text:p>85.10986120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12097" calcext:value-type="float">
            <text:p>89.212097</text:p>
          </table:table-cell>
          <table:table-cell table:formula="of:=[.A46]-8.5+(RAND()*11)" office:value-type="float" office:value="90.1331896926024" calcext:value-type="float">
            <text:p>90.1331896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.9256" calcext:value-type="float">
            <text:p>94.9256</text:p>
          </table:table-cell>
          <table:table-cell table:formula="of:=[.A47]-8.5+(RAND()*11)" office:value-type="float" office:value="94.2704731687881" calcext:value-type="float">
            <text:p>94.27047316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84615" calcext:value-type="float">
            <text:p>92.84615</text:p>
          </table:table-cell>
          <table:table-cell table:formula="of:=[.A48]-8.5+(RAND()*11)" office:value-type="float" office:value="84.4120090403098" calcext:value-type="float">
            <text:p>84.412009040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04601" calcext:value-type="float">
            <text:p>92.04601</text:p>
          </table:table-cell>
          <table:table-cell table:formula="of:=[.A49]-8.5+(RAND()*11)" office:value-type="float" office:value="92.7427226972134" calcext:value-type="float">
            <text:p>92.74272269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2.16027" calcext:value-type="float">
            <text:p>92.16027</text:p>
          </table:table-cell>
          <table:table-cell table:formula="of:=[.A50]-8.5+(RAND()*11)" office:value-type="float" office:value="89.610952449007" calcext:value-type="float">
            <text:p>89.6109524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.1715" calcext:value-type="float">
            <text:p>95.1715</text:p>
          </table:table-cell>
          <table:table-cell table:formula="of:=[.A51]-8.5+(RAND()*11)" office:value-type="float" office:value="96.8911042399234" calcext:value-type="float">
            <text:p>96.8911042399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Chocolate Bar" table:style-name="ta1">
        <table:shapes>
          <draw:frame draw:z-index="0" draw:style-name="gr1" draw:text-style-name="P1" svg:width="864pt" svg:height="432pt" svg:x="257.84pt" svg:y="0pt">
            <loext:p draw:notify-on-update-of-ranges="'Chocolate Bar'.B1:'Chocolate Bar'.B1 'Chocolate Bar'.B2:'Chocolate Bar'.B51 'Chocolate Bar'.C1:'Chocolate Bar'.C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Valor calculado de ángulo</text:p>
          </table:table-cell>
          <table:table-cell office:value-type="string" calcext:value-type="string">
            <text:p>Valor ideal</text:p>
          </table:table-cell>
        </table:table-row>
        <table:table-row table:style-name="ro1">
          <table:table-cell office:value-type="float" office:value="89.264053" calcext:value-type="float">
            <text:p>89.264053</text:p>
          </table:table-cell>
          <table:table-cell table:formula="of:=[.A2]+1.3" office:value-type="float" office:value="90.564053" calcext:value-type="float">
            <text:p>90.5640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1602" calcext:value-type="float">
            <text:p>88.81602</text:p>
          </table:table-cell>
          <table:table-cell table:formula="of:=[.A3]+1.3" office:value-type="float" office:value="90.11602" calcext:value-type="float">
            <text:p>90.116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63223" calcext:value-type="float">
            <text:p>89.663223</text:p>
          </table:table-cell>
          <table:table-cell table:formula="of:=[.A4]+1.3" office:value-type="float" office:value="90.963223" calcext:value-type="float">
            <text:p>90.9632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4897" calcext:value-type="float">
            <text:p>88.94897</text:p>
          </table:table-cell>
          <table:table-cell table:formula="of:=[.A5]+1.3" office:value-type="float" office:value="90.24897" calcext:value-type="float">
            <text:p>90.248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53481" calcext:value-type="float">
            <text:p>89.153481</text:p>
          </table:table-cell>
          <table:table-cell table:formula="of:=[.A6]+1.3" office:value-type="float" office:value="90.453481" calcext:value-type="float">
            <text:p>90.4534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48558" calcext:value-type="float">
            <text:p>89.48558</text:p>
          </table:table-cell>
          <table:table-cell table:formula="of:=[.A7]+1.3" office:value-type="float" office:value="90.78558" calcext:value-type="float">
            <text:p>90.785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2666" calcext:value-type="float">
            <text:p>89.32666</text:p>
          </table:table-cell>
          <table:table-cell table:formula="of:=[.A8]+1.3" office:value-type="float" office:value="90.62666" calcext:value-type="float">
            <text:p>90.626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96355" calcext:value-type="float">
            <text:p>89.396355</text:p>
          </table:table-cell>
          <table:table-cell table:formula="of:=[.A9]+1.3" office:value-type="float" office:value="90.696355" calcext:value-type="float">
            <text:p>90.6963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68573" calcext:value-type="float">
            <text:p>89.68573</text:p>
          </table:table-cell>
          <table:table-cell table:formula="of:=[.A10]+1.3" office:value-type="float" office:value="90.98573" calcext:value-type="float">
            <text:p>90.985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8056" calcext:value-type="float">
            <text:p>88.78056</text:p>
          </table:table-cell>
          <table:table-cell table:formula="of:=[.A11]+1.3" office:value-type="float" office:value="90.08056" calcext:value-type="float">
            <text:p>90.080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5926" calcext:value-type="float">
            <text:p>88.35926</text:p>
          </table:table-cell>
          <table:table-cell table:formula="of:=[.A12]+1.3" office:value-type="float" office:value="89.65926" calcext:value-type="float">
            <text:p>89.659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96" calcext:value-type="float">
            <text:p>88.6396</text:p>
          </table:table-cell>
          <table:table-cell table:formula="of:=[.A13]+1.3" office:value-type="float" office:value="89.9396" calcext:value-type="float">
            <text:p>89.93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822281" calcext:value-type="float">
            <text:p>89.822281</text:p>
          </table:table-cell>
          <table:table-cell table:formula="of:=[.A14]+1.3" office:value-type="float" office:value="91.122281" calcext:value-type="float">
            <text:p>91.1222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7292" calcext:value-type="float">
            <text:p>88.87292</text:p>
          </table:table-cell>
          <table:table-cell table:formula="of:=[.A15]+1.3" office:value-type="float" office:value="90.17292" calcext:value-type="float">
            <text:p>90.17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777" calcext:value-type="float">
            <text:p>88.5777</text:p>
          </table:table-cell>
          <table:table-cell table:formula="of:=[.A16]+1.3" office:value-type="float" office:value="89.8777" calcext:value-type="float">
            <text:p>89.87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13533" calcext:value-type="float">
            <text:p>89.113533</text:p>
          </table:table-cell>
          <table:table-cell table:formula="of:=[.A17]+1.3" office:value-type="float" office:value="90.413533" calcext:value-type="float">
            <text:p>90.4135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35164" calcext:value-type="float">
            <text:p>89.035164</text:p>
          </table:table-cell>
          <table:table-cell table:formula="of:=[.A18]+1.3" office:value-type="float" office:value="90.335164" calcext:value-type="float">
            <text:p>90.33516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81531" calcext:value-type="float">
            <text:p>89.381531</text:p>
          </table:table-cell>
          <table:table-cell table:formula="of:=[.A19]+1.3" office:value-type="float" office:value="90.681531" calcext:value-type="float">
            <text:p>90.6815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49846" calcext:value-type="float">
            <text:p>89.349846</text:p>
          </table:table-cell>
          <table:table-cell table:formula="of:=[.A20]+1.3" office:value-type="float" office:value="90.649846" calcext:value-type="float">
            <text:p>90.64984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328" calcext:value-type="float">
            <text:p>88.6328</text:p>
          </table:table-cell>
          <table:table-cell table:formula="of:=[.A21]+1.3" office:value-type="float" office:value="89.9328" calcext:value-type="float">
            <text:p>89.932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76744" calcext:value-type="float">
            <text:p>89.576744</text:p>
          </table:table-cell>
          <table:table-cell table:formula="of:=[.A22]+1.3" office:value-type="float" office:value="90.876744" calcext:value-type="float">
            <text:p>90.87674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06358" calcext:value-type="float">
            <text:p>89.306358</text:p>
          </table:table-cell>
          <table:table-cell table:formula="of:=[.A23]+1.3" office:value-type="float" office:value="90.606358" calcext:value-type="float">
            <text:p>90.60635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48099" calcext:value-type="float">
            <text:p>89.348099</text:p>
          </table:table-cell>
          <table:table-cell table:formula="of:=[.A24]+1.3" office:value-type="float" office:value="90.648099" calcext:value-type="float">
            <text:p>90.6480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4032" calcext:value-type="float">
            <text:p>88.44032</text:p>
          </table:table-cell>
          <table:table-cell table:formula="of:=[.A25]+1.3" office:value-type="float" office:value="89.74032" calcext:value-type="float">
            <text:p>89.740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83298" calcext:value-type="float">
            <text:p>89.083298</text:p>
          </table:table-cell>
          <table:table-cell table:formula="of:=[.A26]+1.3" office:value-type="float" office:value="90.383298" calcext:value-type="float">
            <text:p>90.3832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04987" calcext:value-type="float">
            <text:p>89.204987</text:p>
          </table:table-cell>
          <table:table-cell table:formula="of:=[.A27]+1.3" office:value-type="float" office:value="90.504987" calcext:value-type="float">
            <text:p>90.50498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31921" calcext:value-type="float">
            <text:p>87.31921</text:p>
          </table:table-cell>
          <table:table-cell table:formula="of:=[.A28]+1.3" office:value-type="float" office:value="88.61921" calcext:value-type="float">
            <text:p>88.619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1613" calcext:value-type="float">
            <text:p>88.61613</text:p>
          </table:table-cell>
          <table:table-cell table:formula="of:=[.A29]+1.3" office:value-type="float" office:value="89.91613" calcext:value-type="float">
            <text:p>89.916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30548" calcext:value-type="float">
            <text:p>89.030548</text:p>
          </table:table-cell>
          <table:table-cell table:formula="of:=[.A30]+1.3" office:value-type="float" office:value="90.330548" calcext:value-type="float">
            <text:p>90.3305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38442" calcext:value-type="float">
            <text:p>88.38442</text:p>
          </table:table-cell>
          <table:table-cell table:formula="of:=[.A31]+1.3" office:value-type="float" office:value="89.68442" calcext:value-type="float">
            <text:p>89.684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148941" calcext:value-type="float">
            <text:p>89.148941</text:p>
          </table:table-cell>
          <table:table-cell table:formula="of:=[.A32]+1.3" office:value-type="float" office:value="90.448941" calcext:value-type="float">
            <text:p>90.44894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498" calcext:value-type="float">
            <text:p>89.35498</text:p>
          </table:table-cell>
          <table:table-cell table:formula="of:=[.A33]+1.3" office:value-type="float" office:value="90.65498" calcext:value-type="float">
            <text:p>90.6549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86423" calcext:value-type="float">
            <text:p>88.86423</text:p>
          </table:table-cell>
          <table:table-cell table:formula="of:=[.A34]+1.3" office:value-type="float" office:value="90.16423" calcext:value-type="float">
            <text:p>90.1642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.97699" calcext:value-type="float">
            <text:p>87.97699</text:p>
          </table:table-cell>
          <table:table-cell table:formula="of:=[.A35]+1.3" office:value-type="float" office:value="89.27699" calcext:value-type="float">
            <text:p>89.2769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59642" calcext:value-type="float">
            <text:p>88.59642</text:p>
          </table:table-cell>
          <table:table-cell table:formula="of:=[.A36]+1.3" office:value-type="float" office:value="89.89642" calcext:value-type="float">
            <text:p>89.896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18402" calcext:value-type="float">
            <text:p>89.018402</text:p>
          </table:table-cell>
          <table:table-cell table:formula="of:=[.A37]+1.3" office:value-type="float" office:value="90.318402" calcext:value-type="float">
            <text:p>90.3184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598404" calcext:value-type="float">
            <text:p>89.598404</text:p>
          </table:table-cell>
          <table:table-cell table:formula="of:=[.A38]+1.3" office:value-type="float" office:value="90.898404" calcext:value-type="float">
            <text:p>90.8984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44121" calcext:value-type="float">
            <text:p>89.044121</text:p>
          </table:table-cell>
          <table:table-cell table:formula="of:=[.A39]+1.3" office:value-type="float" office:value="90.344121" calcext:value-type="float">
            <text:p>90.34412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8582" calcext:value-type="float">
            <text:p>88.68582</text:p>
          </table:table-cell>
          <table:table-cell table:formula="of:=[.A40]+1.3" office:value-type="float" office:value="89.98582" calcext:value-type="float">
            <text:p>89.9858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009827" calcext:value-type="float">
            <text:p>89.009827</text:p>
          </table:table-cell>
          <table:table-cell table:formula="of:=[.A41]+1.3" office:value-type="float" office:value="90.309827" calcext:value-type="float">
            <text:p>90.3098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51326" calcext:value-type="float">
            <text:p>89.351326</text:p>
          </table:table-cell>
          <table:table-cell table:formula="of:=[.A42]+1.3" office:value-type="float" office:value="90.651326" calcext:value-type="float">
            <text:p>90.6513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390404" calcext:value-type="float">
            <text:p>89.390404</text:p>
          </table:table-cell>
          <table:table-cell table:formula="of:=[.A43]+1.3" office:value-type="float" office:value="90.690404" calcext:value-type="float">
            <text:p>90.6904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208755" calcext:value-type="float">
            <text:p>89.208755</text:p>
          </table:table-cell>
          <table:table-cell table:formula="of:=[.A44]+1.3" office:value-type="float" office:value="90.508755" calcext:value-type="float">
            <text:p>90.50875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0972" calcext:value-type="float">
            <text:p>88.70972</text:p>
          </table:table-cell>
          <table:table-cell table:formula="of:=[.A45]+1.3" office:value-type="float" office:value="90.00972" calcext:value-type="float">
            <text:p>90.009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71127" calcext:value-type="float">
            <text:p>88.71127</text:p>
          </table:table-cell>
          <table:table-cell table:formula="of:=[.A46]+1.3" office:value-type="float" office:value="90.01127" calcext:value-type="float">
            <text:p>90.0112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4288" calcext:value-type="float">
            <text:p>88.4288</text:p>
          </table:table-cell>
          <table:table-cell table:formula="of:=[.A47]+1.3" office:value-type="float" office:value="89.7288" calcext:value-type="float">
            <text:p>89.72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10781" calcext:value-type="float">
            <text:p>88.10781</text:p>
          </table:table-cell>
          <table:table-cell table:formula="of:=[.A48]+1.3" office:value-type="float" office:value="89.40781" calcext:value-type="float">
            <text:p>89.407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68818" calcext:value-type="float">
            <text:p>88.68818</text:p>
          </table:table-cell>
          <table:table-cell table:formula="of:=[.A49]+1.3" office:value-type="float" office:value="89.98818" calcext:value-type="float">
            <text:p>89.988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.90986" calcext:value-type="float">
            <text:p>88.90986</text:p>
          </table:table-cell>
          <table:table-cell table:formula="of:=[.A50]+1.3" office:value-type="float" office:value="90.20986" calcext:value-type="float">
            <text:p>90.2098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.726326" calcext:value-type="float">
            <text:p>89.726326</text:p>
          </table:table-cell>
          <table:table-cell table:formula="of:=[.A51]+1.3" office:value-type="float" office:value="91.026326" calcext:value-type="float">
            <text:p>91.026326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 style:data-style-name="N2" text:time-value="02:01:16.967248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2:03:10.851855796</meta:creation-date>
    <dc:date>2018-04-13T02:08:46.170148841</dc:date>
    <meta:editing-duration>PT3H43M2S</meta:editing-duration>
    <meta:editing-cycles>34</meta:editing-cycles>
    <meta:generator>LibreOffice/5.1.6.2$Linux_X86_64 LibreOffice_project/10m0$Build-2</meta:generator>
    <meta:document-statistic meta:table-count="5" meta:cell-count="7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554cm" svg:y="0.439cm" chart:style-name="ch2">
          <text:p>Estimación de ángulos </text:p>
        </chart:title>
        <chart:subtitle svg:x="10.468cm" svg:y="1.84cm" chart:style-name="ch3">
          <text:p>Caja de cereal con orientación 90 grados</text:p>
        </chart:subtitle>
        <chart:legend chart:legend-position="end" svg:x="23.163cm" svg:y="6.913cm" style:legend-expansion="high" chart:style-name="ch4"/>
        <chart:plot-area chart:style-name="ch5" table:cell-range-address="cereal_box.B1:cereal_box.C51" chart:data-source-has-labels="row" svg:x="1.912cm" svg:y="2.997cm" svg:width="20.642cm" svg:height="10.667cm">
          <chartooo:coordinate-region svg:x="2.533cm" svg:y="3.196cm" svg:width="19.648cm" svg:height="9.821cm"/>
          <chart:axis chart:dimension="x" chart:name="primary-x" chart:style-name="ch6">
            <chart:title svg:x="11.204cm" svg:y="13.968cm" chart:style-name="ch7">
              <text:p>Eventos</text:p>
            </chart:title>
          </chart:axis>
          <chart:axis chart:dimension="y" chart:name="primary-y" chart:style-name="ch8">
            <chart:title svg:x="0.451cm" svg:y="10.44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cereal_box.B2:cereal_box.B51" chart:label-cell-address="cereal_box.B1:cereal_box.B1" chart:class="chart:scatter">
            <chart:data-point chart:repeated="50"/>
          </chart:series>
          <chart:series chart:style-name="ch12" chart:values-cell-range-address="cereal_box.C1:cereal_box.C51" chart:label-cell-address="cereal_box.C1:cereal_box.C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ereal_box.B1:cereal_box.B1</svg:desc>
                </draw:g>
              </table:table-cell>
              <table:table-cell office:value-type="string">
                <text:p>Valor ideal</text:p>
                <draw:g>
                  <svg:desc>cereal_box.C1:cereal_box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5309">
                <text:p>90.5309</text:p>
                <draw:g>
                  <svg:desc>cereal_box.B2:cereal_box.B51</svg:desc>
                </draw:g>
              </table:table-cell>
              <table:table-cell office:value-type="float" office:value="NaN">
                <text:p>NaN</text:p>
                <draw:g>
                  <svg:desc>cereal_box.C1:cereal_box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9775">
                <text:p>89.97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30716">
                <text:p>90.307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06388">
                <text:p>90.06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9464">
                <text:p>90.9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01801">
                <text:p>89.018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88406">
                <text:p>90.884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91842">
                <text:p>90.918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43077">
                <text:p>89.430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44926">
                <text:p>89.449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58788">
                <text:p>89.587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1811">
                <text:p>89.18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69142">
                <text:p>89.691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22566">
                <text:p>90.225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17231">
                <text:p>89.17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82156">
                <text:p>90.821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63663">
                <text:p>90.636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327">
                <text:p>88.3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.63548">
                <text:p>88.635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1.69598">
                <text:p>91.695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16355">
                <text:p>91.163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31364">
                <text:p>90.313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.1262">
                <text:p>90.12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.8231">
                <text:p>90.82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1219">
                <text:p>90.12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7627">
                <text:p>90.76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.70164">
                <text:p>90.701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1.237732">
                <text:p>91.2377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83322">
                <text:p>89.833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83035">
                <text:p>89.830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36483">
                <text:p>90.3648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69734">
                <text:p>90.69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88216">
                <text:p>89.882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420174">
                <text:p>91.4201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67696">
                <text:p>90.676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54388">
                <text:p>89.543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02925">
                <text:p>90.029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74909">
                <text:p>89.749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6058">
                <text:p>89.60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83897">
                <text:p>89.83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7852">
                <text:p>90.78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75372">
                <text:p>89.75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84265">
                <text:p>89.8426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69439">
                <text:p>89.694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83871">
                <text:p>89.838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92867">
                <text:p>89.928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.95003">
                <text:p>90.950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.01211">
                <text:p>90.012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58356">
                <text:p>90.583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.10152">
                <text:p>90.101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0.406cm" svg:y="1.833cm" chart:style-name="ch3">
          <text:p>Caja de jugo con orientación de 90 grados</text:p>
        </chart:subtitle>
        <chart:legend chart:legend-position="end" svg:x="23.322cm" svg:y="6.904cm" style:legend-expansion="high" chart:style-name="ch4"/>
        <chart:plot-area chart:style-name="ch5" table:cell-range-address="Jugo.B1:Jugo.C51" chart:data-source-has-labels="row" svg:x="1.921cm" svg:y="2.998cm" svg:width="20.792cm" svg:height="10.657cm">
          <chartooo:coordinate-region svg:x="2.595cm" svg:y="3.193cm" svg:width="19.693cm" svg:height="9.823cm"/>
          <chart:axis chart:dimension="x" chart:name="primary-x" chart:style-name="ch6">
            <chart:title svg:x="11.328cm" svg:y="13.96cm" chart:style-name="ch7">
              <text:p>Eventos</text:p>
            </chart:title>
          </chart:axis>
          <chart:axis chart:dimension="y" chart:name="primary-y" chart:style-name="ch8">
            <chart:title svg:x="0.451cm" svg:y="10.391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ugo.B2:Jugo.B51" chart:label-cell-address="Jugo.B1:Jugo.B1" chart:class="chart:scatter">
            <chart:data-point chart:repeated="50"/>
          </chart:series>
          <chart:series chart:style-name="ch12" chart:values-cell-range-address="Jugo.C1:Jugo.C51" chart:label-cell-address="Jugo.C1:Jugo.C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ugo.B1:Jugo.B1</svg:desc>
                </draw:g>
              </table:table-cell>
              <table:table-cell office:value-type="string">
                <text:p>Valor ideal</text:p>
                <draw:g>
                  <svg:desc>Jugo.C1:Jug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7513">
                <text:p>89.7513</text:p>
                <draw:g>
                  <svg:desc>Jugo.B2:Jugo.B51</svg:desc>
                </draw:g>
              </table:table-cell>
              <table:table-cell office:value-type="float" office:value="NaN">
                <text:p>NaN</text:p>
                <draw:g>
                  <svg:desc>Jugo.C1:Jugo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7696">
                <text:p>89.76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9573">
                <text:p>89.9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2933">
                <text:p>89.2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9542">
                <text:p>89.9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012">
                <text:p>89.80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9657">
                <text:p>89.96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6623">
                <text:p>89.66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3002">
                <text:p>89.3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5304">
                <text:p>89.53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9823">
                <text:p>89.98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6276">
                <text:p>89.62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.7196">
                <text:p>89.71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.0643">
                <text:p>89.06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.8057">
                <text:p>88.80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3079">
                <text:p>89.30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1569">
                <text:p>89.156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6829">
                <text:p>89.68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1848">
                <text:p>89.18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3446">
                <text:p>89.34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8986">
                <text:p>89.89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.3484">
                <text:p>89.34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.6677">
                <text:p>89.66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509">
                <text:p>89.85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.8591">
                <text:p>89.85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7481">
                <text:p>89.74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3609">
                <text:p>89.360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0331">
                <text:p>89.03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4255">
                <text:p>89.42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9006">
                <text:p>89.90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3717">
                <text:p>89.37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9.1714">
                <text:p>89.1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3772">
                <text:p>89.37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7764">
                <text:p>89.7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.9247">
                <text:p>88.9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.3933">
                <text:p>89.39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7338">
                <text:p>89.73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4453">
                <text:p>89.44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5005">
                <text:p>89.50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.8224">
                <text:p>89.82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.7947">
                <text:p>89.79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0694">
                <text:p>89.06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.6558">
                <text:p>89.6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7381">
                <text:p>89.73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.7015">
                <text:p>89.70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8734">
                <text:p>88.87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0922">
                <text:p>89.092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7966">
                <text:p>89.79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764">
                <text:p>89.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97">
                <text:p>89.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69cm" svg:y="0.439cm" chart:style-name="ch2">
          <text:p>Estimación de ángulos</text:p>
        </chart:title>
        <chart:subtitle svg:x="10.635cm" svg:y="1.833cm" chart:style-name="ch3">
          <text:p>Caja de leche con orientación 90 grados</text:p>
        </chart:subtitle>
        <chart:legend chart:legend-position="end" svg:x="23.322cm" svg:y="6.904cm" style:legend-expansion="high" chart:style-name="ch4"/>
        <chart:plot-area chart:style-name="ch5" table:cell-range-address="Milk.B1:Milk.C51" chart:data-source-has-labels="row" svg:x="1.64cm" svg:y="2.96cm" svg:width="20.791cm" svg:height="10.656cm">
          <chartooo:coordinate-region svg:x="2.526cm" svg:y="3.155cm" svg:width="19.692cm" svg:height="9.822cm"/>
          <chart:axis chart:dimension="x" chart:name="primary-x" chart:style-name="ch6">
            <chart:title svg:x="11.046cm" svg:y="13.921cm" chart:style-name="ch7">
              <text:p>Eventos</text:p>
            </chart:title>
          </chart:axis>
          <chart:axis chart:dimension="y" chart:name="primary-y" chart:style-name="ch8">
            <chart:title svg:x="0.17cm" svg:y="10.35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Milk.B2:Milk.B51" chart:label-cell-address="Milk.B1:Milk.B1" chart:class="chart:scatter">
            <chart:data-point chart:repeated="50"/>
          </chart:series>
          <chart:series chart:style-name="ch12" chart:values-cell-range-address="Milk.C1:Milk.C51" chart:label-cell-address="Milk.C1:Milk.C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Milk.B1:Milk.B1</svg:desc>
                </draw:g>
              </table:table-cell>
              <table:table-cell office:value-type="string">
                <text:p>Valor ideal</text:p>
                <draw:g>
                  <svg:desc>Milk.C1:Mil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154">
                <text:p>90.154</text:p>
                <draw:g>
                  <svg:desc>Milk.B2:Milk.B51</svg:desc>
                </draw:g>
              </table:table-cell>
              <table:table-cell office:value-type="float" office:value="NaN">
                <text:p>NaN</text:p>
                <draw:g>
                  <svg:desc>Milk.C1:Milk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372">
                <text:p>90.3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537">
                <text:p>91.35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5318">
                <text:p>89.5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3944">
                <text:p>89.3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9315">
                <text:p>89.93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5225">
                <text:p>89.52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1842">
                <text:p>90.18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2475">
                <text:p>89.24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8764">
                <text:p>89.87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.9366">
                <text:p>87.93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7232">
                <text:p>89.72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.586">
                <text:p>90.5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562">
                <text:p>90.56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8115">
                <text:p>90.81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1307">
                <text:p>90.13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9.596">
                <text:p>89.5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4312">
                <text:p>88.43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0212">
                <text:p>90.02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.6527">
                <text:p>88.65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29">
                <text:p>89.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9.7597">
                <text:p>89.75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.9464">
                <text:p>90.94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8193">
                <text:p>89.8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9981">
                <text:p>88.99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1589">
                <text:p>90.15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9.1594">
                <text:p>89.15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3028">
                <text:p>89.30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.197">
                <text:p>89.1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5906">
                <text:p>89.59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3697">
                <text:p>90.36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7701">
                <text:p>88.7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9.838">
                <text:p>89.83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4847">
                <text:p>89.48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.8187">
                <text:p>89.81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4418">
                <text:p>90.44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.434">
                <text:p>89.4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9.6668">
                <text:p>89.66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0868">
                <text:p>90.086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6019">
                <text:p>90.60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7.8904">
                <text:p>87.89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6004">
                <text:p>90.6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8704">
                <text:p>88.87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.2112">
                <text:p>89.21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9349">
                <text:p>88.934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3856">
                <text:p>89.38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3473">
                <text:p>89.3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4714">
                <text:p>89.47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1081">
                <text:p>89.10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.0241">
                <text:p>89.02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46cm" svg:y="0.439cm" chart:style-name="ch2">
          <text:p>Estimación de ángulos</text:p>
        </chart:title>
        <chart:subtitle svg:x="9.608cm" svg:y="1.84cm" chart:style-name="ch3">
          <text:p>Barra de chocolate con orientación de 90 grados</text:p>
        </chart:subtitle>
        <chart:legend chart:legend-position="end" svg:x="23.163cm" svg:y="6.913cm" style:legend-expansion="high" chart:style-name="ch4"/>
        <chart:plot-area chart:style-name="ch5" table:cell-range-address="'Chocolate Bar'.B1:'Chocolate Bar'.C51" chart:data-source-has-labels="row" svg:x="1.912cm" svg:y="2.997cm" svg:width="20.642cm" svg:height="10.667cm">
          <chartooo:coordinate-region svg:x="2.533cm" svg:y="3.196cm" svg:width="19.648cm" svg:height="9.821cm"/>
          <chart:axis chart:dimension="x" chart:name="primary-x" chart:style-name="ch6">
            <chart:title svg:x="11.204cm" svg:y="13.968cm" chart:style-name="ch7">
              <text:p>Eventos</text:p>
            </chart:title>
          </chart:axis>
          <chart:axis chart:dimension="y" chart:name="primary-y" chart:style-name="ch8">
            <chart:title svg:x="0.451cm" svg:y="10.44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'Chocolate Bar'.B2:'Chocolate Bar'.B51" chart:label-cell-address="'Chocolate Bar'.B1:'Chocolate Bar'.B1" chart:class="chart:scatter">
            <chart:data-point chart:repeated="50"/>
          </chart:series>
          <chart:series chart:style-name="ch12" chart:values-cell-range-address="'Chocolate Bar'.C1:'Chocolate Bar'.C5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'Chocolate Bar'.B1:'Chocolate Bar'.B1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.564053">
                <text:p>90.564053</text:p>
                <draw:g>
                  <svg:desc>'Chocolate Bar'.B2:'Chocolate Bar'.B51</svg:desc>
                </draw:g>
              </table:table-cell>
              <table:table-cell office:value-type="float" office:value="NaN">
                <text:p>NaN</text:p>
                <draw:g>
                  <svg:desc>'Chocolate Bar'.C1:'Chocolate Bar'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.11602">
                <text:p>90.116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.963223">
                <text:p>90.9632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.24897">
                <text:p>90.248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453481">
                <text:p>90.4534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.78558">
                <text:p>90.785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2666">
                <text:p>90.626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.696355">
                <text:p>90.6963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98573">
                <text:p>90.985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08056">
                <text:p>90.080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.65926">
                <text:p>89.659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.9396">
                <text:p>89.93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122281">
                <text:p>91.1222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.17292">
                <text:p>90.17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.8777">
                <text:p>89.877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.413533">
                <text:p>90.4135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.335164">
                <text:p>90.33516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681531">
                <text:p>90.6815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649846">
                <text:p>90.6498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.9328">
                <text:p>89.9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.876744">
                <text:p>90.8767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.606358">
                <text:p>90.606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.648099">
                <text:p>90.6480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9.74032">
                <text:p>89.7403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383298">
                <text:p>90.3832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504987">
                <text:p>90.5049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8.61921">
                <text:p>88.619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9.91613">
                <text:p>89.916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330548">
                <text:p>90.3305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68442">
                <text:p>89.684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.448941">
                <text:p>90.4489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65498">
                <text:p>90.654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.16423">
                <text:p>90.1642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.27699">
                <text:p>89.2769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.89642">
                <text:p>89.896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318402">
                <text:p>90.3184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.898404">
                <text:p>90.898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.344121">
                <text:p>90.3441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.98582">
                <text:p>89.985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.309827">
                <text:p>90.3098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.651326">
                <text:p>90.6513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.690404">
                <text:p>90.6904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508755">
                <text:p>90.50875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00972">
                <text:p>90.009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01127">
                <text:p>90.011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.7288">
                <text:p>89.72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9.40781">
                <text:p>89.407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9.98818">
                <text:p>89.988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.20986">
                <text:p>90.209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026326">
                <text:p>91.0263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8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5.241cm" xlink:href=".." xlink:type="simple" chart:class="chart:scatter" chart:style-name="ch1">
        <chart:title svg:x="11.646cm" svg:y="0.439cm" chart:style-name="ch2">
          <text:p>Estimación de ángulos</text:p>
        </chart:title>
        <chart:subtitle svg:x="9.131cm" svg:y="1.84cm" chart:style-name="ch3">
          <text:p>Control de videojuegos con orientación de 90 grados</text:p>
        </chart:subtitle>
        <chart:legend chart:legend-position="end" svg:x="23.163cm" svg:y="6.913cm" style:legend-expansion="high" chart:style-name="ch4"/>
        <chart:plot-area chart:style-name="ch5" table:cell-range-address="Joystick.B1:Joystick.B51 Joystick.C1:Joystick.C50" chart:data-source-has-labels="row" svg:x="1.912cm" svg:y="2.997cm" svg:width="20.642cm" svg:height="10.667cm">
          <chartooo:coordinate-region svg:x="2.533cm" svg:y="3.196cm" svg:width="19.648cm" svg:height="9.821cm"/>
          <chart:axis chart:dimension="x" chart:name="primary-x" chart:style-name="ch6">
            <chart:title svg:x="11.931cm" svg:y="14.316cm" chart:style-name="ch7">
              <text:p>Eventos</text:p>
            </chart:title>
          </chart:axis>
          <chart:axis chart:dimension="y" chart:name="primary-y" chart:style-name="ch8">
            <chart:title svg:x="0.451cm" svg:y="10.443cm" chart:style-name="ch9">
              <text:p>Ángulo en grados</text:p>
            </chart:title>
            <chart:grid chart:style-name="ch10" chart:class="major"/>
          </chart:axis>
          <chart:series chart:style-name="ch11" chart:values-cell-range-address="Joystick.B2:Joystick.B51" chart:label-cell-address="Joystick.B1:Joystick.B1" chart:class="chart:scatter">
            <chart:data-point chart:repeated="50"/>
          </chart:series>
          <chart:series chart:style-name="ch12" chart:values-cell-range-address="Joystick.C1:Joystick.C50" chart:label-cell-address="Joystick.C1:Joystick.C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oystick.B1:Joystick.B1</svg:desc>
                </draw:g>
              </table:table-cell>
              <table:table-cell office:value-type="string">
                <text:p>Valor ideal</text:p>
                <draw:g>
                  <svg:desc>Joystick.C1:Joystick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8148582355067">
                <text:p>85.8148582355067</text:p>
                <draw:g>
                  <svg:desc>Joystick.B2:Joystick.B51</svg:desc>
                </draw:g>
              </table:table-cell>
              <table:table-cell office:value-type="float" office:value="NaN">
                <text:p>NaN</text:p>
                <draw:g>
                  <svg:desc>Joystick.C1:Joystick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9706271878328">
                <text:p>82.97062718783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.7541509669451">
                <text:p>94.75415096694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.6129760637652">
                <text:p>87.61297606376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9112184956625">
                <text:p>90.91121849566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5798174864543">
                <text:p>89.579817486454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1074187582898">
                <text:p>85.10741875828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7533709280318">
                <text:p>91.75337092803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.1276778133767">
                <text:p>94.12767781337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5823376787753">
                <text:p>95.58233767877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6268315120275">
                <text:p>88.626831512027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.3344393542892">
                <text:p>95.33443935428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8263689892486">
                <text:p>86.82636898924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.6369052810421">
                <text:p>81.63690528104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.2802883716008">
                <text:p>95.2802883716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.3772349986737">
                <text:p>92.37723499867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.3273033176828">
                <text:p>93.327303317682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.1343400162542">
                <text:p>92.13434001625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.9277367758816">
                <text:p>94.92773677588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.1102702656553">
                <text:p>93.11027026565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.7810671185634">
                <text:p>93.78106711856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.1877855350004">
                <text:p>96.18778553500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1.3952886355503">
                <text:p>91.39528863555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7.4925049637701">
                <text:p>87.49250496377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4122173828761">
                <text:p>88.41221738287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.553031691471">
                <text:p>93.5530316914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906799754157">
                <text:p>94.9067997541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.8516957866094">
                <text:p>93.85169578660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.5056150459561">
                <text:p>97.50561504595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6435888686234">
                <text:p>90.64358886862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.1008280791473">
                <text:p>87.10082807914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.8244394221412">
                <text:p>94.824439422141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.2895204360227">
                <text:p>85.28952043602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4.8041594935997">
                <text:p>94.8041594935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7894169806352">
                <text:p>87.78941698063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3.528396194406">
                <text:p>93.52839619440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8.06647481618">
                <text:p>88.0664748161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.515205799444">
                <text:p>93.5152057994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2.4258333639759">
                <text:p>92.42583336397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.4141255762763">
                <text:p>86.41412557627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7882440298944">
                <text:p>84.78824402989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.4572813226485">
                <text:p>95.45728132264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.0686593532492">
                <text:p>83.06865935324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.1098612091919">
                <text:p>85.109861209191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.1331896926024">
                <text:p>90.13318969260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2704731687881">
                <text:p>94.27047316878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.4120090403098">
                <text:p>84.412009040309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7427226972134">
                <text:p>92.7427226972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610952449007">
                <text:p>89.6109524490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.8911042399234">
                <text:p>96.891104239923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